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10.1181in" table:align="margins"/>
    </style:style>
    <style:style style:name="TABLA_5f_BIENES.A" style:display-name="TABLA_BIENES.A" style:family="table-column">
      <style:table-column-properties style:column-width="2.5in" style:rel-column-width="16192*"/>
    </style:style>
    <style:style style:name="TABLA_5f_BIENES.C" style:display-name="TABLA_BIENES.C" style:family="table-column">
      <style:table-column-properties style:column-width="1.9972in" style:rel-column-width="12936*"/>
    </style:style>
    <style:style style:name="TABLA_5f_BIENES.D" style:display-name="TABLA_BIENES.D" style:family="table-column">
      <style:table-column-properties style:column-width="1.0056in" style:rel-column-width="6513*"/>
    </style:style>
    <style:style style:name="TABLA_5f_BIENES.E" style:display-name="TABLA_BIENES.E" style:family="table-column">
      <style:table-column-properties style:column-width="0.9924in" style:rel-column-width="6427*"/>
    </style:style>
    <style:style style:name="TABLA_5f_BIENES.F" style:display-name="TABLA_BIENES.F" style:family="table-column">
      <style:table-column-properties style:column-width="1.1229in" style:rel-column-width="7275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F1" style:display-name="TABLA_BIENES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68ecf9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161d3" officeooo:paragraph-rsid="0068ecf9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aed82" officeooo:paragraph-rsid="0068ecf9" style:font-name-asian="Arial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03c86" officeooo:paragraph-rsid="0068ecf9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99432" officeooo:paragraph-rsid="0068ecf9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99432" officeooo:paragraph-rsid="004e148d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161d3" officeooo:paragraph-rsid="0068ecf9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2195" officeooo:paragraph-rsid="004e148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style="italic" fo:font-weight="bold" officeooo:rsid="00482195" officeooo:paragraph-rsid="00690f97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03c86" officeooo:paragraph-rsid="00690f97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8pt" officeooo:rsid="0046aaa7" officeooo:paragraph-rsid="004e148d" style:font-name-asian="Arial" style:font-size-asian="8pt" style:font-name-complex="Arial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6155b3" officeooo:paragraph-rsid="005c50cd" style:font-name-asian="Arial" style:font-size-asian="8pt" style:font-name-complex="Arial" style:font-size-complex="8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6155b3" officeooo:paragraph-rsid="0066d8e8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642b25" officeooo:paragraph-rsid="006611bd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67bf4a" officeooo:paragraph-rsid="0067bf4a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27d500" officeooo:paragraph-rsid="004e148d" style:font-name-asian="Arial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c50cd" officeooo:paragraph-rsid="005c50cd" style:font-name-asian="Arial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67bf4a" officeooo:paragraph-rsid="0067bf4a" style:font-name-asian="Arial" style:font-size-asian="8pt" style:font-name-complex="Arial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76cfb" officeooo:paragraph-rsid="005fc382" style:font-name-asian="Arial" style:font-size-asian="8pt" style:font-name-complex="Arial" style:font-size-complex="8pt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617ee3" officeooo:paragraph-rsid="00617ee3" style:font-name-asian="Arial" style:font-size-asian="8pt" style:font-name-complex="Arial" style:font-size-complex="8pt"/>
    </style:style>
    <style:style style:name="P2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fc382" officeooo:paragraph-rsid="005fc382" style:font-name-asian="Arial" style:font-size-asian="8pt" style:font-name-complex="Arial" style:font-size-complex="8pt"/>
    </style:style>
    <style:style style:name="P24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2e3cc" style:font-weight-asian="bold" style:font-weight-complex="bold"/>
    </style:style>
    <style:style style:name="T4" style:family="text">
      <style:text-properties fo:font-weight="bold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46aaa7" style:font-name-asian="Arial" style:font-weight-asian="bold" style:font-name-complex="Arial" style:font-weight-complex="bold"/>
    </style:style>
    <style:style style:name="T7" style:family="text">
      <style:text-properties fo:font-weight="bold" officeooo:rsid="0072e3cc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officeooo:rsid="00642b2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eatro Nacional Cervantes</text:p>
      <text:p text:style-name="P14">Detalle de Recepción</text:p>
      <text:p text:style-name="P1"/>
      <text:p text:style-name="P2"><text:span text:style-name="T4">Fecha </text:span><text:span text:style-name="T7">emisión reporte</text:span><text:span text:style-name="T8">: [FECHA]<text:tab/><text:tab/></text:span></text:p>
      <text:p text:style-name="P4"/>
      <text:p text:style-name="P2"><text:span text:style-name="T5">Numero de recepción</text:span><text:span text:style-name="T8">: </text:span><text:span text:style-name="T9">[NUMERO_DE_RECEPCION]</text:span></text:p>
      <text:section text:style-name="Sect1" text:name="Section1">
        <text:p text:style-name="P8"/>
        <text:p text:style-name="P3"><text:span text:style-name="T2">Fecha </text:span><text:span text:style-name="T3">alta</text:span><text:span text:style-name="T2">:</text:span> [FECHA_DE_RECEPCION]</text:p>
      </text:section>
      <text:p text:style-name="P9"/>
      <text:p text:style-name="P10">Documento Principal </text:p>
      <text:p text:style-name="P11">Tipo de documento: [TIPO]<text:tab/>Numero: [DOCUMENTO_PRINCIPAL]</text:p>
      <text:p text:style-name="P5"/>
      <text:p text:style-name="P6"/>
      <text:p text:style-name="P6">Bienes de consumo</text:p>
      <text:p text:style-name="P7"/>
      <table:table table:name="TABLA_BIENES" table:style-name="TABLA_5f_BIENES">
        <table:table-column table:style-name="TABLA_5f_BIENES.A" table:number-columns-repeated="2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row table:style-name="TABLA_5f_BIENES.1">
          <table:table-cell table:style-name="TABLA_5f_BIENES.A1" office:value-type="string">
            <text:p text:style-name="P17">Clase</text:p>
          </table:table-cell>
          <table:table-cell table:style-name="TABLA_5f_BIENES.A1" office:value-type="string">
            <text:p text:style-name="P18">Codigo</text:p>
          </table:table-cell>
          <table:table-cell table:style-name="TABLA_5f_BIENES.A1" office:value-type="string">
            <text:p text:style-name="P18">Nombre</text:p>
          </table:table-cell>
          <table:table-cell table:style-name="TABLA_5f_BIENES.A1" office:value-type="string">
            <text:p text:style-name="P18">Cantidad</text:p>
          </table:table-cell>
          <table:table-cell table:style-name="TABLA_5f_BIENES.A1" office:value-type="string">
            <text:p text:style-name="P18">Cost<text:span text:style-name="T1">o unitario</text:span></text:p>
          </table:table-cell>
          <table:table-cell table:style-name="TABLA_5f_BIENES.F1" office:value-type="string">
            <text:p text:style-name="P19">Costo total</text:p>
          </table:table-cell>
        </table:table-row>
        <table:table-row table:style-name="TABLA_5f_BIENES.1">
          <table:table-cell table:style-name="TABLA_5f_BIENES.A2" office:value-type="string">
            <text:p text:style-name="P20">[CLASE]</text:p>
          </table:table-cell>
          <table:table-cell table:style-name="TABLA_5f_BIENES.B2" office:value-type="string">
            <text:p text:style-name="P21">[CODIGO]</text:p>
          </table:table-cell>
          <table:table-cell table:style-name="TABLA_5f_BIENES.C2" office:value-type="string">
            <text:p text:style-name="P22">[NOMBRE]</text:p>
          </table:table-cell>
          <table:table-cell table:style-name="TABLA_5f_BIENES.D2" office:value-type="string">
            <text:p text:style-name="P22">[CANTIDAD]</text:p>
          </table:table-cell>
          <table:table-cell table:style-name="TABLA_5f_BIENES.E2" office:value-type="string">
            <text:p text:style-name="P22">[COSTO]</text:p>
          </table:table-cell>
          <table:table-cell table:style-name="TABLA_5f_BIENES.F2" office:value-type="string">
            <text:p text:style-name="P23">[COSTO_TOTAL]</text:p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Total general: <text:span text:style-name="T10">[TOTAL_GENERAL]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4:17.633505943</dc:date>
    <meta:generator>LibreOffice/4.4.6.3$Linux_X86_64 LibreOffice_project/40m0$Build-3</meta:generator>
    <meta:editing-duration>PT21H10M22S</meta:editing-duration>
    <meta:editing-cycles>80</meta:editing-cycles>
    <dc:creator>gsantacruz </dc:creator>
    <meta:document-statistic meta:table-count="2" meta:image-count="1" meta:object-count="0" meta:page-count="1" meta:paragraph-count="21" meta:word-count="45" meta:character-count="376" meta:non-whitespace-character-count="349"/>
  </office:meta>
</office:document-meta>
</file>